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735" officeooo:paragraph-rsid="001fd735"/>
    </style:style>
    <style:style style:name="P2" style:family="paragraph" style:parent-style-name="Standard">
      <style:text-properties officeooo:rsid="0021f651" officeooo:paragraph-rsid="0021f651"/>
    </style:style>
    <style:style style:name="P3" style:family="paragraph" style:parent-style-name="Standard">
      <style:text-properties officeooo:rsid="0023b6e3" officeooo:paragraph-rsid="0023b6e3"/>
    </style:style>
    <style:style style:name="P4" style:family="paragraph" style:parent-style-name="Standard">
      <style:text-properties officeooo:rsid="0031b503" officeooo:paragraph-rsid="0031b503"/>
    </style:style>
    <style:style style:name="P5" style:family="paragraph" style:parent-style-name="Standard">
      <style:text-properties officeooo:rsid="0032ad5f" officeooo:paragraph-rsid="0032ad5f"/>
    </style:style>
    <style:style style:name="P6" style:family="paragraph" style:parent-style-name="Standard">
      <style:text-properties officeooo:rsid="00337f40" officeooo:paragraph-rsid="00337f40"/>
    </style:style>
    <style:style style:name="P7" style:family="paragraph" style:parent-style-name="Standard">
      <style:text-properties officeooo:rsid="0037850d" officeooo:paragraph-rsid="0037850d"/>
    </style:style>
    <style:style style:name="P8" style:family="paragraph" style:parent-style-name="Standard">
      <style:text-properties officeooo:rsid="0038f5f0" officeooo:paragraph-rsid="0038f5f0"/>
    </style:style>
    <style:style style:name="P9" style:family="paragraph" style:parent-style-name="Standard">
      <style:text-properties officeooo:rsid="002063a4" officeooo:paragraph-rsid="002063a4"/>
    </style:style>
    <style:style style:name="P10" style:family="paragraph" style:parent-style-name="Standard">
      <style:text-properties officeooo:rsid="002063a4" officeooo:paragraph-rsid="004497de"/>
    </style:style>
    <style:style style:name="P11" style:family="paragraph" style:parent-style-name="Standard">
      <style:text-properties officeooo:rsid="004497de" officeooo:paragraph-rsid="004497de"/>
    </style:style>
    <style:style style:name="P12" style:family="paragraph" style:parent-style-name="Standard">
      <style:text-properties officeooo:rsid="0069446b" officeooo:paragraph-rsid="0069446b"/>
    </style:style>
    <style:style style:name="P13" style:family="paragraph" style:parent-style-name="Standard">
      <style:text-properties officeooo:rsid="0069446b" officeooo:paragraph-rsid="006ab346"/>
    </style:style>
    <style:style style:name="P14" style:family="paragraph" style:parent-style-name="Standard">
      <style:text-properties officeooo:rsid="006c8359" officeooo:paragraph-rsid="006c8359"/>
    </style:style>
    <style:style style:name="P15" style:family="paragraph" style:parent-style-name="Standard">
      <style:text-properties officeooo:rsid="0074f77a" officeooo:paragraph-rsid="0074f77a"/>
    </style:style>
    <style:style style:name="P16" style:family="paragraph" style:parent-style-name="Standard">
      <style:text-properties officeooo:rsid="0074f77a" officeooo:paragraph-rsid="0097dc2b"/>
    </style:style>
    <style:style style:name="P17" style:family="paragraph" style:parent-style-name="Standard">
      <style:text-properties officeooo:rsid="0057bddb" officeooo:paragraph-rsid="0085e4be"/>
    </style:style>
    <style:style style:name="P18" style:family="paragraph" style:parent-style-name="Standard">
      <style:text-properties officeooo:rsid="0057bddb" officeooo:paragraph-rsid="002063a4"/>
    </style:style>
    <style:style style:name="P19" style:family="paragraph" style:parent-style-name="Standard">
      <style:text-properties officeooo:rsid="007e8246" officeooo:paragraph-rsid="00944a72"/>
    </style:style>
    <style:style style:name="P20" style:family="paragraph" style:parent-style-name="Standard">
      <style:text-properties officeooo:rsid="00455dda" officeooo:paragraph-rsid="00455dda"/>
    </style:style>
    <style:style style:name="P21" style:family="paragraph" style:parent-style-name="Standard">
      <style:text-properties officeooo:rsid="0085e4be" officeooo:paragraph-rsid="0097dc2b"/>
    </style:style>
    <style:style style:name="P22" style:family="paragraph" style:parent-style-name="Standard">
      <style:text-properties officeooo:rsid="003d7bc2" officeooo:paragraph-rsid="003d7bc2"/>
    </style:style>
    <style:style style:name="P23" style:family="paragraph" style:parent-style-name="Standard">
      <style:text-properties officeooo:rsid="00989877" officeooo:paragraph-rsid="00989877"/>
    </style:style>
    <style:style style:name="P24" style:family="paragraph" style:parent-style-name="Standard">
      <style:text-properties style:text-underline-style="solid" style:text-underline-width="auto" style:text-underline-color="font-color" officeooo:rsid="0098d24e" officeooo:paragraph-rsid="0098d24e"/>
    </style:style>
    <style:style style:name="P25" style:family="paragraph" style:parent-style-name="Standard">
      <style:text-properties style:text-underline-style="solid" style:text-underline-width="auto" style:text-underline-color="font-color" officeooo:rsid="0098d24e" officeooo:paragraph-rsid="0097dc2b"/>
    </style:style>
    <style:style style:name="P26" style:family="paragraph" style:parent-style-name="Standard">
      <style:text-properties style:text-underline-style="none" officeooo:rsid="00bae2fa" officeooo:paragraph-rsid="00bae2fa"/>
    </style:style>
    <style:style style:name="P27" style:family="paragraph" style:parent-style-name="Standard">
      <style:text-properties style:text-underline-style="none" officeooo:rsid="00ab0c6e" officeooo:paragraph-rsid="00cb42dc"/>
    </style:style>
    <style:style style:name="P28" style:family="paragraph" style:parent-style-name="Standard">
      <style:text-properties style:text-underline-style="none" officeooo:rsid="00cb42dc" officeooo:paragraph-rsid="00cb42dc"/>
    </style:style>
    <style:style style:name="P29" style:family="paragraph" style:parent-style-name="Standard">
      <style:text-properties officeooo:rsid="00b80435" officeooo:paragraph-rsid="00b80435"/>
    </style:style>
    <style:style style:name="P30" style:family="paragraph" style:parent-style-name="Standard">
      <style:text-properties officeooo:rsid="00a95607" officeooo:paragraph-rsid="00a95607"/>
    </style:style>
    <style:style style:name="P31" style:family="paragraph" style:parent-style-name="Standard">
      <style:text-properties officeooo:rsid="00cf93df" officeooo:paragraph-rsid="00cf93df"/>
    </style:style>
    <style:style style:name="P32" style:family="paragraph" style:parent-style-name="Standard">
      <style:paragraph-properties style:line-height-at-least="0.503cm"/>
      <style:text-properties fo:color="#000000" style:font-name="Liberation Serif" fo:font-size="11pt" fo:font-weight="normal" officeooo:rsid="00d38174" officeooo:paragraph-rsid="00d38174" fo:background-color="transparent" style:font-size-asian="11pt" style:font-size-complex="11pt"/>
    </style:style>
    <style:style style:name="P33" style:family="paragraph" style:parent-style-name="Standard">
      <style:paragraph-properties style:line-height-at-least="0.503cm"/>
      <style:text-properties fo:color="#000000" style:font-name="Liberation Serif" fo:font-size="11pt" fo:font-weight="normal" officeooo:rsid="00d7e641" officeooo:paragraph-rsid="00d7e641" fo:background-color="transparent" style:font-size-asian="11pt" style:font-size-complex="11pt"/>
    </style:style>
    <style:style style:name="P34" style:family="paragraph" style:parent-style-name="Standard" style:list-style-name="L1">
      <style:text-properties officeooo:rsid="001fd735" officeooo:paragraph-rsid="001fd735"/>
    </style:style>
    <style:style style:name="P35" style:family="paragraph" style:parent-style-name="Standard" style:list-style-name="L1">
      <style:text-properties officeooo:rsid="00240fd6" officeooo:paragraph-rsid="00240fd6"/>
    </style:style>
    <style:style style:name="P36" style:family="paragraph" style:parent-style-name="Standard" style:list-style-name="L1">
      <style:text-properties officeooo:rsid="0059bbc9" officeooo:paragraph-rsid="0059bbc9"/>
    </style:style>
    <style:style style:name="P37" style:family="paragraph" style:parent-style-name="Standard" style:list-style-name="L1">
      <style:text-properties officeooo:rsid="00337f40" officeooo:paragraph-rsid="00337f40"/>
    </style:style>
    <style:style style:name="P38" style:family="paragraph" style:parent-style-name="Standard" style:list-style-name="L2">
      <style:text-properties officeooo:rsid="00337f40" officeooo:paragraph-rsid="00337f40"/>
    </style:style>
    <style:style style:name="P39" style:family="paragraph" style:parent-style-name="Standard" style:list-style-name="L1">
      <style:text-properties officeooo:rsid="0060bc89" officeooo:paragraph-rsid="0060bc89"/>
    </style:style>
    <style:style style:name="P40" style:family="paragraph" style:parent-style-name="Standard" style:list-style-name="L1">
      <style:text-properties officeooo:rsid="00c4aa5a" officeooo:paragraph-rsid="00c4aa5a"/>
    </style:style>
    <style:style style:name="P41" style:family="paragraph" style:parent-style-name="Standard" style:list-style-name="L1">
      <style:text-properties officeooo:rsid="00c592dd" officeooo:paragraph-rsid="00c592dd"/>
    </style:style>
    <style:style style:name="P42" style:family="paragraph" style:parent-style-name="Standard" style:list-style-name="L2">
      <style:text-properties officeooo:paragraph-rsid="00f4eca4"/>
    </style:style>
    <style:style style:name="P43" style:family="paragraph" style:parent-style-name="Standard" style:list-style-name="L2">
      <style:text-properties officeooo:rsid="0057bddb" officeooo:paragraph-rsid="0085e4be"/>
    </style:style>
    <style:style style:name="P44" style:family="paragraph" style:parent-style-name="Standard" style:list-style-name="L2">
      <style:text-properties officeooo:rsid="002063a4" officeooo:paragraph-rsid="0085e4be"/>
    </style:style>
    <style:style style:name="P45" style:family="paragraph" style:parent-style-name="Standard" style:list-style-name="L2">
      <style:text-properties officeooo:rsid="005fe43b" officeooo:paragraph-rsid="0085e4be"/>
    </style:style>
    <style:style style:name="P46" style:family="paragraph" style:parent-style-name="Standard" style:list-style-name="L2">
      <style:text-properties officeooo:rsid="0037850d" officeooo:paragraph-rsid="0085e4be"/>
    </style:style>
    <style:style style:name="P47" style:family="paragraph" style:parent-style-name="Standard" style:list-style-name="L2">
      <style:text-properties officeooo:rsid="0037850d" officeooo:paragraph-rsid="00cb42dc"/>
    </style:style>
    <style:style style:name="P48" style:family="paragraph" style:parent-style-name="Standard" style:list-style-name="L2">
      <style:text-properties officeooo:rsid="003620f8" officeooo:paragraph-rsid="003620f8"/>
    </style:style>
    <style:style style:name="P49" style:family="paragraph" style:parent-style-name="Standard" style:list-style-name="L2">
      <style:text-properties officeooo:rsid="003620f8" officeooo:paragraph-rsid="004497de"/>
    </style:style>
    <style:style style:name="P50" style:family="paragraph" style:parent-style-name="Standard" style:list-style-name="L2">
      <style:text-properties officeooo:rsid="0088d5fa" officeooo:paragraph-rsid="0088d5fa"/>
    </style:style>
    <style:style style:name="P51" style:family="paragraph" style:parent-style-name="Standard" style:list-style-name="L2">
      <style:text-properties officeooo:rsid="0021f651" officeooo:paragraph-rsid="0021f651"/>
    </style:style>
    <style:style style:name="P52" style:family="paragraph" style:parent-style-name="Standard" style:list-style-name="L2">
      <style:text-properties officeooo:rsid="0021f651" officeooo:paragraph-rsid="0097dc2b"/>
    </style:style>
    <style:style style:name="P53" style:family="paragraph" style:parent-style-name="Standard" style:list-style-name="L2">
      <style:text-properties officeooo:rsid="0043080c" officeooo:paragraph-rsid="0043080c"/>
    </style:style>
    <style:style style:name="P54" style:family="paragraph" style:parent-style-name="Standard" style:list-style-name="L2">
      <style:text-properties officeooo:rsid="002984e2" officeooo:paragraph-rsid="002984e2"/>
    </style:style>
    <style:style style:name="P55" style:family="paragraph" style:parent-style-name="Standard" style:list-style-name="L2">
      <style:text-properties officeooo:rsid="002e5194" officeooo:paragraph-rsid="002e5194"/>
    </style:style>
    <style:style style:name="P56" style:family="paragraph" style:parent-style-name="Standard" style:list-style-name="L2">
      <style:text-properties officeooo:rsid="007740de" officeooo:paragraph-rsid="007740de"/>
    </style:style>
    <style:style style:name="P57" style:family="paragraph" style:parent-style-name="Standard" style:list-style-name="L2">
      <style:text-properties officeooo:rsid="007b146c" officeooo:paragraph-rsid="007b146c"/>
    </style:style>
    <style:style style:name="P58" style:family="paragraph" style:parent-style-name="Standard" style:list-style-name="L2">
      <style:text-properties fo:color="#000000" style:font-name="Droid Sans Mono" fo:font-size="10.5pt" fo:font-weight="normal" officeooo:rsid="007b146c" officeooo:paragraph-rsid="007b146c" fo:background-color="#ffffff"/>
    </style:style>
    <style:style style:name="P59" style:family="paragraph" style:parent-style-name="Standard" style:list-style-name="L7">
      <style:paragraph-properties style:line-height-at-least="0.503cm"/>
      <style:text-properties fo:color="#000000" style:font-name="Liberation Serif" fo:font-size="11pt" officeooo:paragraph-rsid="00cf93df" fo:background-color="transparent" style:font-size-asian="11pt" style:font-size-complex="11pt"/>
    </style:style>
    <style:style style:name="P60" style:family="paragraph" style:parent-style-name="Standard" style:list-style-name="L7">
      <style:paragraph-properties style:line-height-at-least="0.503cm"/>
      <style:text-properties fo:color="#000000" style:font-name="Liberation Serif" fo:font-size="11pt" officeooo:rsid="0012b9da" officeooo:paragraph-rsid="00cf93df" fo:background-color="transparent" style:font-size-asian="11pt" style:font-size-complex="11pt"/>
    </style:style>
    <style:style style:name="P61" style:family="paragraph" style:parent-style-name="Standard" style:list-style-name="L7">
      <style:paragraph-properties style:line-height-at-least="0.503cm"/>
      <style:text-properties fo:color="#000000" style:font-name="Liberation Serif" fo:font-size="11pt" fo:font-weight="normal" officeooo:rsid="0012b9da" officeooo:paragraph-rsid="00cf93df" fo:background-color="transparent" style:font-size-asian="11pt" style:font-size-complex="11pt"/>
    </style:style>
    <style:style style:name="P62" style:family="paragraph" style:parent-style-name="Standard" style:list-style-name="L7">
      <style:paragraph-properties style:line-height-at-least="0.503cm"/>
      <style:text-properties fo:color="#000000" style:font-name="Liberation Serif" fo:font-size="11pt" fo:font-weight="normal" officeooo:rsid="00d00db6" officeooo:paragraph-rsid="00d00db6" fo:background-color="transparent" style:font-size-asian="11pt" style:font-size-complex="11pt"/>
    </style:style>
    <style:style style:name="P63" style:family="paragraph" style:parent-style-name="Standard" style:list-style-name="L7">
      <style:paragraph-properties style:line-height-at-least="0.503cm"/>
      <style:text-properties fo:color="#000000" style:font-name="Liberation Serif" fo:font-size="11pt" fo:font-weight="normal" officeooo:rsid="00d251c3" officeooo:paragraph-rsid="00d251c3" fo:background-color="transparent" style:font-size-asian="11pt" style:font-size-complex="11pt"/>
    </style:style>
    <style:style style:name="P64" style:family="paragraph" style:parent-style-name="Standard" style:list-style-name="L7">
      <style:paragraph-properties style:line-height-at-least="0.503cm"/>
      <style:text-properties fo:color="#000000" style:font-name="Liberation Serif" fo:font-size="11pt" fo:font-weight="normal" officeooo:rsid="00d38174" officeooo:paragraph-rsid="00d38174" fo:background-color="transparent" style:font-size-asian="11pt" style:font-size-complex="11pt"/>
    </style:style>
    <style:style style:name="P65" style:family="paragraph" style:parent-style-name="Standard" style:list-style-name="L8">
      <style:paragraph-properties style:line-height-at-least="0.503cm"/>
      <style:text-properties fo:color="#000000" style:font-name="Liberation Serif" fo:font-size="11pt" fo:font-weight="normal" officeooo:rsid="00da9b72" officeooo:paragraph-rsid="00db7e42" fo:background-color="transparent" style:font-size-asian="11pt" style:font-size-complex="11pt"/>
    </style:style>
    <style:style style:name="P66" style:family="paragraph" style:parent-style-name="Standard" style:list-style-name="L8">
      <style:paragraph-properties style:line-height-at-least="0.503cm"/>
      <style:text-properties fo:color="#000000" style:font-name="Liberation Serif" fo:font-size="11pt" fo:font-weight="normal" officeooo:rsid="00da9b72" officeooo:paragraph-rsid="00da9b72" fo:background-color="transparent" style:font-size-asian="11pt" style:font-size-complex="11pt"/>
    </style:style>
    <style:style style:name="P67" style:family="paragraph" style:parent-style-name="Standard" style:list-style-name="L8">
      <style:paragraph-properties style:line-height-at-least="0.503cm"/>
      <style:text-properties fo:color="#000000" style:font-name="Liberation Serif" fo:font-size="11pt" fo:font-weight="normal" officeooo:rsid="00e0f7fa" officeooo:paragraph-rsid="00e0f7fa" fo:background-color="transparent" style:font-size-asian="11pt" style:font-size-complex="11pt"/>
    </style:style>
    <style:style style:name="P68" style:family="paragraph" style:parent-style-name="Standard" style:list-style-name="L7">
      <style:paragraph-properties style:line-height-at-least="0.503cm"/>
      <style:text-properties fo:color="#000000" style:font-name="Liberation Serif" fo:font-size="11pt" fo:font-weight="normal" officeooo:rsid="0012b9da" officeooo:paragraph-rsid="00cf93df" fo:background-color="#ffffff" style:font-size-asian="11pt" style:font-size-complex="11pt"/>
    </style:style>
    <style:style style:name="P69" style:family="paragraph" style:parent-style-name="Standard" style:list-style-name="L8">
      <style:paragraph-properties style:line-height-at-least="0.503cm"/>
      <style:text-properties fo:color="#000000" style:font-name="Liberation Serif" fo:font-size="11pt" style:text-underline-style="none" fo:font-weight="normal" officeooo:rsid="00e10867" officeooo:paragraph-rsid="00e10867" fo:background-color="transparent" style:font-size-asian="11pt" style:font-size-complex="11pt"/>
    </style:style>
    <style:style style:name="P70" style:family="paragraph" style:parent-style-name="Standard" style:list-style-name="L8">
      <style:paragraph-properties style:line-height-at-least="0.503cm"/>
      <style:text-properties fo:color="#000000" style:font-name="Liberation Serif" fo:font-size="11pt" style:text-underline-style="none" fo:font-weight="normal" officeooo:rsid="00e2111a" officeooo:paragraph-rsid="00e2111a" fo:background-color="transparent" style:font-size-asian="11pt" style:font-size-complex="11pt"/>
    </style:style>
    <style:style style:name="P71" style:family="paragraph" style:parent-style-name="Standard" style:list-style-name="L8">
      <style:paragraph-properties style:line-height-at-least="0.503cm"/>
      <style:text-properties fo:color="#000000" style:font-name="Liberation Serif" fo:font-size="11pt" style:text-underline-style="none" fo:font-weight="normal" officeooo:rsid="00e3fa13" officeooo:paragraph-rsid="00e3fa13" fo:background-color="transparent" style:font-size-asian="11pt" style:font-size-complex="11pt"/>
    </style:style>
    <style:style style:name="P72" style:family="paragraph" style:parent-style-name="Standard">
      <style:paragraph-properties style:line-height-at-least="0.503cm"/>
      <style:text-properties fo:color="#000000" style:font-name="Liberation Serif" fo:font-size="11pt" style:text-underline-style="none" fo:font-weight="normal" officeooo:rsid="00e3fa13" officeooo:paragraph-rsid="00e3fa13" fo:background-color="transparent" style:font-size-asian="11pt" style:font-size-complex="11pt"/>
    </style:style>
    <style:style style:name="P73" style:family="paragraph" style:parent-style-name="Standard">
      <style:paragraph-properties style:line-height-at-least="0.503cm"/>
      <style:text-properties fo:color="#000000" style:font-name="Liberation Serif" fo:font-size="11pt" style:text-underline-style="none" fo:font-weight="normal" officeooo:rsid="00e797d8" officeooo:paragraph-rsid="00e797d8" fo:background-color="transparent" style:font-size-asian="11pt" style:font-size-complex="11pt"/>
    </style:style>
    <style:style style:name="P74" style:family="paragraph" style:parent-style-name="Standard" style:list-style-name="L9">
      <style:paragraph-properties style:line-height-at-least="0.503cm"/>
      <style:text-properties fo:color="#000000" style:font-name="Liberation Serif" fo:font-size="11pt" style:text-underline-style="none" fo:font-weight="normal" officeooo:rsid="00e797d8" officeooo:paragraph-rsid="00e797d8" fo:background-color="transparent" style:font-size-asian="11pt" style:font-size-complex="11pt"/>
    </style:style>
    <style:style style:name="P75" style:family="paragraph" style:parent-style-name="Standard" style:list-style-name="L9">
      <style:paragraph-properties style:line-height-at-least="0.503cm"/>
      <style:text-properties fo:color="#000000" style:font-name="Liberation Serif" fo:font-size="11pt" style:text-underline-style="none" fo:font-weight="normal" officeooo:rsid="00e8f530" officeooo:paragraph-rsid="00e8f530" fo:background-color="transparent" style:font-size-asian="11pt" style:font-size-complex="11pt"/>
    </style:style>
    <style:style style:name="P76" style:family="paragraph" style:parent-style-name="Standard">
      <style:paragraph-properties style:line-height-at-least="0.503cm"/>
      <style:text-properties fo:color="#000000" style:font-name="Liberation Serif" fo:font-size="11pt" style:text-underline-style="none" fo:font-weight="normal" officeooo:rsid="00e8f530" officeooo:paragraph-rsid="00e8f530" fo:background-color="transparent" style:font-size-asian="11pt" style:font-size-complex="11pt"/>
    </style:style>
    <style:style style:name="P77" style:family="paragraph" style:parent-style-name="Standard">
      <style:paragraph-properties style:line-height-at-least="0.503cm"/>
      <style:text-properties fo:color="#000000" style:font-name="Liberation Serif" fo:font-size="11pt" style:text-underline-style="none" fo:font-weight="normal" officeooo:rsid="00e9fc0b" officeooo:paragraph-rsid="00e9fc0b" fo:background-color="transparent" style:font-size-asian="11pt" style:font-size-complex="11pt"/>
    </style:style>
    <style:style style:name="P78" style:family="paragraph" style:parent-style-name="Standard" style:list-style-name="L2">
      <style:text-properties fo:color="#000000" style:font-name="Liberation Serif" fo:font-size="12pt" officeooo:paragraph-rsid="00f4eca4" fo:background-color="transparent" style:font-size-asian="12pt" style:font-size-complex="12pt"/>
    </style:style>
    <style:style style:name="P79" style:family="paragraph" style:parent-style-name="Standard" style:list-style-name="L2">
      <style:text-properties fo:color="#000000" style:font-name="Liberation Serif" fo:font-size="12pt" fo:font-weight="normal" officeooo:paragraph-rsid="00f4eca4" fo:background-color="transparent" style:font-size-asian="12pt" style:font-size-complex="12pt"/>
    </style:style>
    <style:style style:name="P80" style:family="paragraph" style:parent-style-name="Standard" style:list-style-name="L2">
      <style:text-properties officeooo:rsid="0023b6e3" officeooo:paragraph-rsid="007740de"/>
    </style:style>
    <style:style style:name="P81" style:family="paragraph" style:parent-style-name="Standard" style:list-style-name="L2">
      <style:text-properties officeooo:rsid="00520cce" officeooo:paragraph-rsid="00520cce"/>
    </style:style>
    <style:style style:name="P82" style:family="paragraph" style:parent-style-name="Standard" style:list-style-name="L2">
      <style:text-properties officeooo:rsid="00540436" officeooo:paragraph-rsid="00540436"/>
    </style:style>
    <style:style style:name="P83" style:family="paragraph" style:parent-style-name="Standard" style:list-style-name="L2">
      <style:text-properties officeooo:rsid="007e8246" officeooo:paragraph-rsid="00944a72"/>
    </style:style>
    <style:style style:name="P84" style:family="paragraph" style:parent-style-name="Standard" style:list-style-name="L2">
      <style:text-properties officeooo:rsid="002ff2d5" officeooo:paragraph-rsid="002ff2d5"/>
    </style:style>
    <style:style style:name="P85" style:family="paragraph" style:parent-style-name="Standard" style:list-style-name="L2">
      <style:text-properties officeooo:rsid="0031b503" officeooo:paragraph-rsid="00c6ec6f"/>
    </style:style>
    <style:style style:name="P86" style:family="paragraph" style:parent-style-name="Standard" style:list-style-name="L2">
      <style:text-properties style:text-underline-style="none" officeooo:rsid="00afa772" officeooo:paragraph-rsid="00c6ec6f"/>
    </style:style>
    <style:style style:name="P87" style:family="paragraph" style:parent-style-name="Standard" style:list-style-name="L2">
      <style:text-properties style:text-underline-style="none" officeooo:rsid="00c30b58" officeooo:paragraph-rsid="00c6ec6f"/>
    </style:style>
    <style:style style:name="P88" style:family="paragraph" style:parent-style-name="Standard" style:list-style-name="L2">
      <style:text-properties style:text-underline-style="none" officeooo:rsid="00b6c2ee" officeooo:paragraph-rsid="00c6ec6f"/>
    </style:style>
    <style:style style:name="P89" style:family="paragraph" style:parent-style-name="Standard" style:list-style-name="L2">
      <style:text-properties style:text-underline-style="none" officeooo:rsid="00b7558b" officeooo:paragraph-rsid="00c6ec6f"/>
    </style:style>
    <style:style style:name="P90" style:family="paragraph" style:parent-style-name="Standard" style:list-style-name="L2">
      <style:text-properties style:text-underline-style="none" officeooo:rsid="00aed8e1" officeooo:paragraph-rsid="00c6ec6f"/>
    </style:style>
    <style:style style:name="P91" style:family="paragraph" style:parent-style-name="Standard" style:list-style-name="L2">
      <style:text-properties style:text-underline-style="none" officeooo:rsid="00b1fb0a" officeooo:paragraph-rsid="00c6ec6f"/>
    </style:style>
    <style:style style:name="P92" style:family="paragraph" style:parent-style-name="Standard" style:list-style-name="L2">
      <style:text-properties style:text-underline-style="none" officeooo:rsid="00c2de6e" officeooo:paragraph-rsid="00ccd795"/>
    </style:style>
    <style:style style:name="P93" style:family="paragraph" style:parent-style-name="Standard" style:list-style-name="L6">
      <style:text-properties style:text-underline-style="none" officeooo:rsid="00a95607" officeooo:paragraph-rsid="00ca6420"/>
    </style:style>
    <style:style style:name="P94" style:family="paragraph" style:parent-style-name="Standard" style:list-style-name="L6">
      <style:text-properties style:text-underline-style="none" officeooo:rsid="00a86ce8" officeooo:paragraph-rsid="00cb42dc"/>
    </style:style>
    <style:style style:name="P95" style:family="paragraph" style:parent-style-name="Standard" style:list-style-name="L6">
      <style:text-properties style:text-underline-style="none" officeooo:rsid="00b18313" officeooo:paragraph-rsid="00ca6420"/>
    </style:style>
    <style:style style:name="P96" style:family="paragraph" style:parent-style-name="Standard" style:list-style-name="L6">
      <style:text-properties style:text-underline-style="none" officeooo:rsid="00bae2fa" officeooo:paragraph-rsid="00ca6420"/>
    </style:style>
    <style:style style:name="P97" style:family="paragraph" style:parent-style-name="Standard" style:list-style-name="L6">
      <style:text-properties style:text-underline-style="none" officeooo:rsid="00bdfa44" officeooo:paragraph-rsid="00ca6420"/>
    </style:style>
    <style:style style:name="P98" style:family="paragraph" style:parent-style-name="Standard" style:list-style-name="L2">
      <style:text-properties officeooo:rsid="003284c4" officeooo:paragraph-rsid="003284c4"/>
    </style:style>
    <style:style style:name="P99" style:family="paragraph" style:parent-style-name="Standard" style:list-style-name="L2">
      <style:text-properties officeooo:rsid="00890d59" officeooo:paragraph-rsid="00890d59"/>
    </style:style>
    <style:style style:name="P100" style:family="paragraph" style:parent-style-name="Standard" style:list-style-name="L2">
      <style:text-properties officeooo:rsid="008afb46" officeooo:paragraph-rsid="008afb46"/>
    </style:style>
    <style:style style:name="P101" style:family="paragraph" style:parent-style-name="Standard" style:list-style-name="L2">
      <style:text-properties officeooo:rsid="0032ad5f" officeooo:paragraph-rsid="0032ad5f"/>
    </style:style>
    <style:style style:name="P102" style:family="paragraph" style:parent-style-name="Standard" style:list-style-name="L2">
      <style:text-properties officeooo:rsid="00924050" officeooo:paragraph-rsid="00924050"/>
    </style:style>
    <style:style style:name="P103" style:family="paragraph" style:parent-style-name="Standard" style:list-style-name="L2">
      <style:text-properties officeooo:rsid="0084c2d9" officeooo:paragraph-rsid="0084c2d9"/>
    </style:style>
    <style:style style:name="P104" style:family="paragraph" style:parent-style-name="Standard" style:list-style-name="L2">
      <style:text-properties officeooo:rsid="004497de" officeooo:paragraph-rsid="004497de"/>
    </style:style>
    <style:style style:name="P105" style:family="paragraph" style:parent-style-name="Standard" style:list-style-name="L2">
      <style:text-properties officeooo:rsid="0069446b" officeooo:paragraph-rsid="0069446b"/>
    </style:style>
    <style:style style:name="P106" style:family="paragraph" style:parent-style-name="Standard" style:list-style-name="L2">
      <style:text-properties officeooo:rsid="0069446b" officeooo:paragraph-rsid="006ab346"/>
    </style:style>
    <style:style style:name="P107" style:family="paragraph" style:parent-style-name="Standard" style:list-style-name="L2">
      <style:text-properties officeooo:rsid="0069446b" officeooo:paragraph-rsid="006c8359"/>
    </style:style>
    <style:style style:name="P108" style:family="paragraph" style:parent-style-name="Standard" style:list-style-name="L2">
      <style:text-properties officeooo:rsid="00468182" officeooo:paragraph-rsid="0097dc2b"/>
    </style:style>
    <style:style style:name="P109" style:family="paragraph" style:parent-style-name="Standard" style:list-style-name="L3">
      <style:text-properties officeooo:rsid="003f76ef" officeooo:paragraph-rsid="0097dc2b"/>
    </style:style>
    <style:style style:name="P110" style:family="paragraph" style:parent-style-name="Standard" style:list-style-name="L4">
      <style:text-properties officeooo:rsid="0074f77a" officeooo:paragraph-rsid="0097dc2b"/>
    </style:style>
    <style:style style:name="P111" style:family="paragraph" style:parent-style-name="Standard" style:list-style-name="L5">
      <style:text-properties officeooo:rsid="009b7ae6" officeooo:paragraph-rsid="009b7ae6"/>
    </style:style>
    <style:style style:name="P112" style:family="paragraph" style:parent-style-name="Standard" style:list-style-name="L5">
      <style:text-properties officeooo:rsid="00a179e3" officeooo:paragraph-rsid="00a179e3"/>
    </style:style>
    <style:style style:name="P113" style:family="paragraph" style:parent-style-name="Standard" style:list-style-name="L5">
      <style:text-properties officeooo:rsid="00a32af9" officeooo:paragraph-rsid="00a32af9"/>
    </style:style>
    <style:style style:name="P114" style:family="paragraph" style:parent-style-name="Standard" style:list-style-name="L5">
      <style:text-properties officeooo:rsid="00a931bf" officeooo:paragraph-rsid="00a931bf"/>
    </style:style>
    <style:style style:name="P115" style:family="paragraph" style:parent-style-name="Standard" style:list-style-name="L5">
      <style:text-properties officeooo:rsid="00c2de6e" officeooo:paragraph-rsid="00a95607"/>
    </style:style>
    <style:style style:name="P116" style:family="paragraph" style:parent-style-name="Standard" style:list-style-name="L6">
      <style:text-properties officeooo:rsid="0055b288" officeooo:paragraph-rsid="00c8bacb"/>
    </style:style>
    <style:style style:name="P117" style:family="paragraph" style:parent-style-name="Standard" style:list-style-name="L6">
      <style:text-properties officeooo:rsid="0098d24e" officeooo:paragraph-rsid="00ca6420"/>
    </style:style>
    <style:style style:name="P118" style:family="paragraph" style:parent-style-name="Standard" style:list-style-name="L6">
      <style:text-properties officeooo:rsid="0098d24e" officeooo:paragraph-rsid="00c6ec6f"/>
    </style:style>
    <style:style style:name="P119" style:family="paragraph" style:parent-style-name="Standard" style:list-style-name="L6">
      <style:text-properties officeooo:rsid="00b8cec0" officeooo:paragraph-rsid="00ca6420"/>
    </style:style>
    <style:style style:name="P120" style:family="paragraph" style:parent-style-name="Standard" style:list-style-name="L6">
      <style:text-properties officeooo:rsid="00b8cec0" officeooo:paragraph-rsid="00c6ec6f"/>
    </style:style>
    <style:style style:name="P121" style:family="paragraph" style:parent-style-name="Standard" style:list-style-name="L6">
      <style:text-properties officeooo:rsid="00d0ea81" officeooo:paragraph-rsid="00d928df"/>
    </style:style>
    <style:style style:name="P122" style:family="paragraph" style:parent-style-name="Standard" style:list-style-name="L6">
      <style:text-properties officeooo:rsid="00d928df" officeooo:paragraph-rsid="00d928df"/>
    </style:style>
    <style:style style:name="P123" style:family="paragraph" style:parent-style-name="Standard" style:list-style-name="L6">
      <style:text-properties officeooo:rsid="00dd59c8" officeooo:paragraph-rsid="00dd59c8"/>
    </style:style>
    <style:style style:name="P124" style:family="paragraph" style:parent-style-name="Standard" style:list-style-name="L6">
      <style:text-properties officeooo:rsid="00de175e" officeooo:paragraph-rsid="00de175e"/>
    </style:style>
    <style:style style:name="P125" style:family="paragraph" style:parent-style-name="Standard" style:list-style-name="L7">
      <style:text-properties officeooo:rsid="00cf93df" officeooo:paragraph-rsid="00cf93df"/>
    </style:style>
    <style:style style:name="P126" style:family="paragraph" style:parent-style-name="Standard" style:list-style-name="L10">
      <style:paragraph-properties style:line-height-at-least="0.503cm"/>
      <style:text-properties officeooo:paragraph-rsid="00e9fc0b"/>
    </style:style>
    <style:style style:name="P127" style:family="paragraph" style:parent-style-name="Standard" style:list-style-name="L10">
      <style:paragraph-properties style:line-height-at-least="0.503cm"/>
      <style:text-properties officeooo:rsid="00e9fc0b" officeooo:paragraph-rsid="00e9fc0b"/>
    </style:style>
    <style:style style:name="P128" style:family="paragraph" style:parent-style-name="Standard" style:list-style-name="L10">
      <style:paragraph-properties style:line-height-at-least="0.503cm"/>
      <style:text-properties officeooo:rsid="00e9fc0b" officeooo:paragraph-rsid="00ea2bd4"/>
    </style:style>
    <style:style style:name="P129" style:family="paragraph" style:parent-style-name="Standard" style:list-style-name="L10">
      <style:paragraph-properties style:line-height-at-least="0.503cm"/>
      <style:text-properties officeooo:rsid="00eade85" officeooo:paragraph-rsid="00eade85"/>
    </style:style>
    <style:style style:name="P130" style:family="paragraph" style:parent-style-name="Standard">
      <style:paragraph-properties style:line-height-at-least="0.503cm"/>
      <style:text-properties officeooo:rsid="00eade85" officeooo:paragraph-rsid="00eade85"/>
    </style:style>
    <style:style style:name="P131" style:family="paragraph" style:parent-style-name="Standard" style:list-style-name="L10">
      <style:paragraph-properties style:line-height-at-least="0.503cm"/>
      <style:text-properties officeooo:rsid="00ec1d98" officeooo:paragraph-rsid="00ec1d98"/>
    </style:style>
    <style:style style:name="P132" style:family="paragraph" style:parent-style-name="Standard" style:list-style-name="L10">
      <style:paragraph-properties style:line-height-at-least="0.503cm"/>
      <style:text-properties officeooo:rsid="00ecb0a6" officeooo:paragraph-rsid="00ecb0a6"/>
    </style:style>
    <style:style style:name="P133" style:family="paragraph" style:parent-style-name="Standard" style:list-style-name="L10">
      <style:paragraph-properties style:line-height-at-least="0.503cm"/>
      <style:text-properties officeooo:rsid="00ecb0a6" officeooo:paragraph-rsid="00f0e793"/>
    </style:style>
    <style:style style:name="P134" style:family="paragraph" style:parent-style-name="Standard" style:list-style-name="L10">
      <style:paragraph-properties style:line-height-at-least="0.503cm"/>
      <style:text-properties officeooo:rsid="00f07ead" officeooo:paragraph-rsid="00f07ead"/>
    </style:style>
    <style:style style:name="P135" style:family="paragraph" style:parent-style-name="Standard" style:list-style-name="L10">
      <style:paragraph-properties style:line-height-at-least="0.503cm"/>
      <style:text-properties officeooo:rsid="00f07ead" officeooo:paragraph-rsid="00f2830c"/>
    </style:style>
    <style:style style:name="P136" style:family="paragraph" style:parent-style-name="Standard" style:list-style-name="L10">
      <style:paragraph-properties style:line-height-at-least="0.503cm"/>
      <style:text-properties officeooo:rsid="00f0e793" officeooo:paragraph-rsid="00f0e793"/>
    </style:style>
    <style:style style:name="P137" style:family="paragraph" style:parent-style-name="Standard" style:list-style-name="L10">
      <style:paragraph-properties style:line-height-at-least="0.503cm"/>
      <style:text-properties officeooo:rsid="00f34df8" officeooo:paragraph-rsid="00f34df8"/>
    </style:style>
    <style:style style:name="P138" style:family="paragraph" style:parent-style-name="Standard" style:list-style-name="L2">
      <style:text-properties officeooo:rsid="00f4eca4" officeooo:paragraph-rsid="00f4eca4"/>
    </style:style>
    <style:style style:name="P139" style:family="paragraph" style:parent-style-name="Standard" style:list-style-name="L2">
      <style:text-properties fo:color="#dcdcaa" style:font-name="Droid Sans Mono" fo:font-size="10.5pt" fo:font-weight="normal" officeooo:paragraph-rsid="00f4eca4" fo:background-color="#1e1e1e"/>
    </style:style>
    <style:style style:name="P140" style:family="paragraph" style:parent-style-name="Standard" style:list-style-name="L2">
      <style:text-properties officeooo:rsid="00f5e165" officeooo:paragraph-rsid="00f5e165"/>
    </style:style>
    <style:style style:name="T1" style:family="text">
      <style:text-properties officeooo:rsid="002c1858"/>
    </style:style>
    <style:style style:name="T2" style:family="text">
      <style:text-properties officeooo:rsid="002d53e4"/>
    </style:style>
    <style:style style:name="T3" style:family="text">
      <style:text-properties officeooo:rsid="002f1e0f"/>
    </style:style>
    <style:style style:name="T4" style:family="text">
      <style:text-properties officeooo:rsid="002ff2d5"/>
    </style:style>
    <style:style style:name="T5" style:family="text">
      <style:text-properties officeooo:rsid="00342e8e"/>
    </style:style>
    <style:style style:name="T6" style:family="text">
      <style:text-properties officeooo:rsid="003983c5"/>
    </style:style>
    <style:style style:name="T7" style:family="text">
      <style:text-properties officeooo:rsid="0043080c"/>
    </style:style>
    <style:style style:name="T8" style:family="text">
      <style:text-properties officeooo:rsid="004497de"/>
    </style:style>
    <style:style style:name="T9" style:family="text">
      <style:text-properties officeooo:rsid="004c1a8f"/>
    </style:style>
    <style:style style:name="T10" style:family="text">
      <style:text-properties officeooo:rsid="004d121b"/>
    </style:style>
    <style:style style:name="T11" style:family="text">
      <style:text-properties officeooo:rsid="0051f604"/>
    </style:style>
    <style:style style:name="T12" style:family="text">
      <style:text-properties officeooo:rsid="00520cce"/>
    </style:style>
    <style:style style:name="T13" style:family="text">
      <style:text-properties officeooo:rsid="0041220d"/>
    </style:style>
    <style:style style:name="T14" style:family="text">
      <style:text-properties officeooo:rsid="005fe43b"/>
    </style:style>
    <style:style style:name="T15" style:family="text">
      <style:text-properties officeooo:rsid="0061f645"/>
    </style:style>
    <style:style style:name="T16" style:family="text">
      <style:text-properties officeooo:rsid="0062ae6a"/>
    </style:style>
    <style:style style:name="T17" style:family="text">
      <style:text-properties officeooo:rsid="00637210"/>
    </style:style>
    <style:style style:name="T18" style:family="text">
      <style:text-properties officeooo:rsid="00647c76"/>
    </style:style>
    <style:style style:name="T19" style:family="text">
      <style:text-properties officeooo:rsid="00660690"/>
    </style:style>
    <style:style style:name="T20" style:family="text">
      <style:text-properties officeooo:rsid="006ab346"/>
    </style:style>
    <style:style style:name="T21" style:family="text">
      <style:text-properties officeooo:rsid="006ae800"/>
    </style:style>
    <style:style style:name="T22" style:family="text">
      <style:text-properties officeooo:rsid="008075da"/>
    </style:style>
    <style:style style:name="T23" style:family="text">
      <style:text-properties officeooo:rsid="0080bf82"/>
    </style:style>
    <style:style style:name="T24" style:family="text">
      <style:text-properties officeooo:rsid="00841b33"/>
    </style:style>
    <style:style style:name="T25" style:family="text">
      <style:text-properties officeooo:rsid="0084c2d9"/>
    </style:style>
    <style:style style:name="T26" style:family="text">
      <style:text-properties officeooo:rsid="0085e4be"/>
    </style:style>
    <style:style style:name="T27" style:family="text">
      <style:text-properties officeooo:rsid="0088d5fa"/>
    </style:style>
    <style:style style:name="T28" style:family="text">
      <style:text-properties officeooo:rsid="00890d59"/>
    </style:style>
    <style:style style:name="T29" style:family="text">
      <style:text-properties officeooo:rsid="0092c403"/>
    </style:style>
    <style:style style:name="T30" style:family="text">
      <style:text-properties officeooo:rsid="00944a72"/>
    </style:style>
    <style:style style:name="T31" style:family="text">
      <style:text-properties officeooo:rsid="00961ad0"/>
    </style:style>
    <style:style style:name="T32" style:family="text">
      <style:text-properties officeooo:rsid="005a522b"/>
    </style:style>
    <style:style style:name="T33" style:family="text">
      <style:text-properties officeooo:rsid="00b01b52"/>
    </style:style>
    <style:style style:name="T34" style:family="text">
      <style:text-properties officeooo:rsid="00b0454d"/>
    </style:style>
    <style:style style:name="T35" style:family="text">
      <style:text-properties officeooo:rsid="00b1fb0a"/>
    </style:style>
    <style:style style:name="T36" style:family="text">
      <style:text-properties officeooo:rsid="00b37216"/>
    </style:style>
    <style:style style:name="T37" style:family="text">
      <style:text-properties officeooo:rsid="00b90fd3"/>
    </style:style>
    <style:style style:name="T38" style:family="text">
      <style:text-properties officeooo:rsid="00bc85c0"/>
    </style:style>
    <style:style style:name="T39" style:family="text">
      <style:text-properties officeooo:rsid="00c4aa5a"/>
    </style:style>
    <style:style style:name="T40" style:family="text">
      <style:text-properties officeooo:rsid="00c55720"/>
    </style:style>
    <style:style style:name="T41" style:family="text">
      <style:text-properties officeooo:rsid="009b7ae6"/>
    </style:style>
    <style:style style:name="T42" style:family="text">
      <style:text-properties style:text-underline-style="none"/>
    </style:style>
    <style:style style:name="T43" style:family="text">
      <style:text-properties style:text-underline-style="none" officeooo:rsid="00a4352e"/>
    </style:style>
    <style:style style:name="T44" style:family="text">
      <style:text-properties style:text-underline-style="none" officeooo:rsid="00a509df"/>
    </style:style>
    <style:style style:name="T45" style:family="text">
      <style:text-properties style:text-underline-style="none" officeooo:rsid="00afa772"/>
    </style:style>
    <style:style style:name="T46" style:family="text">
      <style:text-properties style:text-underline-style="none" officeooo:rsid="00ab0c6e"/>
    </style:style>
    <style:style style:name="T47" style:family="text">
      <style:text-properties style:text-underline-style="none" officeooo:rsid="00b1fb0a"/>
    </style:style>
    <style:style style:name="T48" style:family="text">
      <style:text-properties style:text-underline-style="none" officeooo:rsid="00bfed15"/>
    </style:style>
    <style:style style:name="T49" style:family="text">
      <style:text-properties style:text-underline-style="none" officeooo:rsid="00c1a0b4"/>
    </style:style>
    <style:style style:name="T50" style:family="text">
      <style:text-properties style:text-underline-style="none" officeooo:rsid="00ca6420"/>
    </style:style>
    <style:style style:name="T51" style:family="text">
      <style:text-properties officeooo:rsid="00ca6420"/>
    </style:style>
    <style:style style:name="T52" style:family="text">
      <style:text-properties fo:font-weight="normal"/>
    </style:style>
    <style:style style:name="T53" style:family="text">
      <style:text-properties fo:font-weight="normal" officeooo:rsid="0014fe2d"/>
    </style:style>
    <style:style style:name="T54" style:family="text">
      <style:text-properties fo:font-weight="normal" officeooo:rsid="0012b9da"/>
    </style:style>
    <style:style style:name="T55" style:family="text">
      <style:text-properties fo:font-weight="normal" officeooo:rsid="00197dc8"/>
    </style:style>
    <style:style style:name="T56" style:family="text">
      <style:text-properties fo:font-weight="normal" officeooo:rsid="00144986"/>
    </style:style>
    <style:style style:name="T57" style:family="text">
      <style:text-properties officeooo:rsid="00197dc8"/>
    </style:style>
    <style:style style:name="T58" style:family="text">
      <style:text-properties officeooo:rsid="00d7a737"/>
    </style:style>
    <style:style style:name="T59" style:family="text">
      <style:text-properties officeooo:rsid="00d7e641"/>
    </style:style>
    <style:style style:name="T60" style:family="text">
      <style:text-properties officeooo:rsid="00d928df"/>
    </style:style>
    <style:style style:name="T61" style:family="text">
      <style:text-properties officeooo:rsid="00da9b72"/>
    </style:style>
    <style:style style:name="T62" style:family="text">
      <style:text-properties officeooo:rsid="00db7e42"/>
    </style:style>
    <style:style style:name="T63" style:family="text">
      <style:text-properties officeooo:rsid="00dd59c8"/>
    </style:style>
    <style:style style:name="T64" style:family="text">
      <style:text-properties officeooo:rsid="00e4b557"/>
    </style:style>
    <style:style style:name="T65" style:family="text">
      <style:text-properties officeooo:rsid="00e8f530"/>
    </style:style>
    <style:style style:name="T66" style:family="text">
      <style:text-properties fo:color="#000000" style:font-name="Liberation Serif" fo:font-size="11pt" style:text-underline-style="none" fo:font-weight="normal" fo:background-color="transparent" loext:char-shading-value="0" style:font-size-asian="11pt" style:font-size-complex="11pt"/>
    </style:style>
    <style:style style:name="T67" style:family="text">
      <style:text-properties fo:color="#000000" style:font-name="Liberation Serif" fo:font-size="11pt" style:text-underline-style="none" fo:font-weight="normal" officeooo:rsid="00e9fc0b" fo:background-color="transparent" loext:char-shading-value="0" style:font-size-asian="11pt" style:font-size-complex="11pt"/>
    </style:style>
    <style:style style:name="T68" style:family="text">
      <style:text-properties fo:color="#000000" style:font-name="Liberation Serif" fo:font-size="11pt" style:text-underline-style="none" fo:font-weight="normal" officeooo:rsid="00ea2bd4" fo:background-color="transparent" loext:char-shading-value="0" style:font-size-asian="11pt" style:font-size-complex="11pt"/>
    </style:style>
    <style:style style:name="T69" style:family="text">
      <style:text-properties fo:color="#000000" style:font-name="Liberation Serif" fo:font-size="11pt" style:text-underline-style="none" fo:font-weight="normal" officeooo:rsid="00eade85" fo:background-color="transparent" loext:char-shading-value="0" style:font-size-asian="11pt" style:font-size-complex="11pt"/>
    </style:style>
    <style:style style:name="T70" style:family="text">
      <style:text-properties fo:color="#000000" style:font-name="Liberation Serif" fo:font-size="11pt" style:text-underline-style="none" fo:font-weight="normal" officeooo:rsid="00ec1d98" fo:background-color="transparent" loext:char-shading-value="0" style:font-size-asian="11pt" style:font-size-complex="11pt"/>
    </style:style>
    <style:style style:name="T71" style:family="text">
      <style:text-properties fo:color="#000000" style:font-name="Liberation Serif" fo:font-size="11pt" style:text-underline-style="none" fo:font-weight="normal" officeooo:rsid="00f34df8" fo:background-color="transparent" loext:char-shading-value="0" style:font-size-asian="11pt" style:font-size-complex="11pt"/>
    </style:style>
    <style:style style:name="T72" style:family="text">
      <style:text-properties officeooo:rsid="00f0e793"/>
    </style:style>
    <style:style style:name="T73" style:family="text">
      <style:text-properties officeooo:rsid="00f2830c"/>
    </style:style>
    <style:style style:name="T74" style:family="text">
      <style:text-properties officeooo:rsid="00f4eca4"/>
    </style:style>
    <style:style style:name="T75" style:family="text">
      <style:text-properties fo:color="#dcdcaa" style:font-name="Droid Sans Mono" fo:font-size="10.5pt" fo:font-weight="normal" fo:background-color="#1e1e1e" loext:char-shading-value="0"/>
    </style:style>
    <style:style style:name="T76" style:family="text">
      <style:text-properties style:font-name="Droid Sans Mono" fo:font-size="10.5pt" fo:font-weight="normal"/>
    </style:style>
    <style:style style:name="T77" style:family="text">
      <style:text-properties style:font-name="Droid Sans Mono" fo:font-size="10.5pt" fo:font-weight="normal" fo:background-color="#1e1e1e" loext:char-shading-value="0"/>
    </style:style>
    <style:style style:name="T78" style:family="text">
      <style:text-properties fo:font-size="10.5pt" fo:font-weight="normal"/>
    </style:style>
    <style:style style:name="T79" style:family="text">
      <style:text-properties officeooo:rsid="00f84c3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aciones kernelloav<text:span text:style-name="T31">2</text:span></text:p>
      <text:list xml:id="list5671231466206964148" text:style-name="L1">
        <text:list-item>
          <text:p text:style-name="P34"><text:span text:style-name="T15">D</text:span>ocumentados <text:span text:style-name="T2">l</text:span>os controladores.</text:p>
        </text:list-item>
        <text:list-item>
          <text:p text:style-name="P35">En crearTRB no estaba la llamada a crearTrbArduinoED porque estaba mal el nombre</text:p>
        </text:list-item>
        <text:list-item>
          <text:p text:style-name="P36">el modelo <text:span text:style-name="T13">private crearTp en tecladoautomatico no se llama igual en las llamadas que en la declaración. </text:span>(uno estaba TP y el otro Tp).</text:p>
        </text:list-item>
        <text:list-item>
          <text:p text:style-name="P37">Creado<text:span text:style-name="T39">s</text:span> <text:span text:style-name="T9">los</text:span> controlador<text:span text:style-name="T9">es</text:span> y modelo<text:span text:style-name="T9">s</text:span> <text:span text:style-name="T9">para </text:span>Borrar <text:span text:style-name="T9">Comandos</text:span></text:p>
        </text:list-item>
        <text:list-item>
          <text:p text:style-name="P39">Creado<text:span text:style-name="T39">s</text:span> los controladores y modelos para Modificar Comandos</text:p>
        </text:list-item>
        <text:list-item>
          <text:p text:style-name="P40">Creados los controladores y modelos para crear TPA. <text:span text:style-name="T64">(pendientes las que llevan calendario)</text:span></text:p>
        </text:list-item>
        <text:list-item>
          <text:p text:style-name="P41">Crea<text:span text:style-name="T58">ndo</text:span> los controladores y modelos para crear anotaciones</text:p>
        </text:list-item>
      </text:list>
      <text:p text:style-name="P1"/>
      <text:p text:style-name="P1"/>
      <text:p text:style-name="P9">Decirle a Gemma:</text:p>
      <text:p text:style-name="P18"/>
      <text:p text:style-name="P17">CONFIGURACION</text:p>
      <text:list xml:id="list7512621927224253802" text:style-name="L2">
        <text:list-item>
          <text:p text:style-name="P43">La primera vez que vamos a crear un sistema da error en obtenerSistema por que como no existe la tabla y no tenemos contemplado el error de mysql para que retorne uno u otro valor.</text:p>
        </text:list-item>
        <text:list-item>
          <text:p text:style-name="P44"><text:span text:style-name="T14">C</text:span>ada vez que se pulsa en el <text:span text:style-name="T10">botón</text:span> de crearbd concatena el nombre del sistema</text:p>
        </text:list-item>
        <text:list-item>
          <text:p text:style-name="P45">Cuando se pulsa en CrearBD borra las tablas de los script, pero no se borran las tablas de las TP's puesto que las bases de datos no se borran.</text:p>
          <text:p text:style-name="P46"/>
        </text:list-item>
      </text:list>
      <text:p text:style-name="P7">COMANDO</text:p>
      <text:list xml:id="list140444865563525" text:continue-numbering="true" text:style-name="L2">
        <text:list-item>
          <text:p text:style-name="P48">En Crear Comando Arduino, <text:span text:style-name="T7">se pueden</text:span> meter valores negativos para las bornas?. <text:span text:style-name="T26">Siempre hay que meter valores en los dos tipos de bornas?</text:span></text:p>
        </text:list-item>
        <text:list-item>
          <text:p text:style-name="P49">En Crear Comando <text:span text:style-name="T8">Dali serie </text:span>, <text:span text:style-name="T7">se pueden</text:span> meter valores negativos para las <text:span text:style-name="T8">bits datos, bit stop y paridad</text:span>?.</text:p>
        </text:list-item>
        <text:list-item>
          <text:p text:style-name="P50">En Crear Comando Zenner se puede meter un comando negativo?</text:p>
        </text:list-item>
        <text:list-item>
          <text:p text:style-name="P51">En crearComando cuando se crea el comando no se <text:span text:style-name="T11">debería</text:span> ocultar la vista <text:span text:style-name="T27">o limpiar los objetos, por lo menos el nemo que es único</text:span>?.</text:p>
        </text:list-item>
        <text:list-item>
          <text:p text:style-name="P53">Si ya no se va a utilizar las tablas listadobornas y listadohilos, podemos quitar la bd de pantallas, no?</text:p>
        </text:list-item>
      </text:list>
      <text:p text:style-name="P2"/>
      <text:p text:style-name="P7">TRB</text:p>
      <text:list xml:id="list140446266384261" text:continue-numbering="true" text:style-name="L2">
        <text:list-item>
          <text:p text:style-name="P54">En crearTRB si se selecciona el tipo trb, los nemos a elegir no <text:span text:style-name="T12">deberían</text:span> de ser de ese tipo solo, <text:span text:style-name="T18">porque si no podriamos crear un trb que no se corresponda con los valores</text:span>. <text:span text:style-name="T1">Llama a leerComando.</text:span></text:p>
        </text:list-item>
        <text:list-item>
          <text:p text:style-name="P55">Una vez que he pulsado en crear TRB por ejemplo ibercomp8ed llama a leerBornasEntrada y la va llamando cada vez que pulso en un <text:span text:style-name="T19">botón</text:span>, <text:span text:style-name="T3">por ejemplo de comando, crear, trb,....</text:span>.</text:p>
        </text:list-item>
        <text:list-item>
          <text:p text:style-name="P42"><text:span text:style-name="T74">En crear TRB Arduino en los modelos:</text:span></text:p>
          <text:p text:style-name="P78"><text:span text:style-name="T52">crearTrbArduinoPulsos</text:span></text:p>
          <text:p text:style-name="P79">crearTrbArduinoSondas</text:p>
          <text:p text:style-name="P79">crearTrbArduinoDmx</text:p>
          <text:p text:style-name="P79">crearTrbArduinoED</text:p>
          <text:p text:style-name="P138">no escribe en los tdatos (tiemposalidarb y <text:s/>activorb) </text:p>
        </text:list-item>
        <text:list-item>
          <text:p text:style-name="P56">En crearTRBArduino <text:span text:style-name="T28">y crearTrbSugar</text:span> cuando crea el caso en la tabla ps.iniciarhilostrb no escribe el tdato tipotrb y no se si hace falta o no, por que en otros trbs como por ejemplo el TRBDali si se escribe.</text:p>
        </text:list-item>
        <text:list-item>
          <text:p text:style-name="P57">En crearTRBDalieth cuando crea la tabla ram no deberia remplazar los “.” por “_” de la dp como esta por ejemplo en el TRB Arduino.</text:p>
          <text:p text:style-name="P58">$this-&gt;crearRam('karnaverde_'.$datos-&gt;sistema, 'tramastcparduinopulsos_'.str_replace(".", "_", $dp_cortinillas) );</text:p>
        </text:list-item>
        <text:list-item>
          <text:p text:style-name="P80">En crearTRB 8ea no me aparecen las bornas, <text:span text:style-name="T4">leerlas si las lee</text:span></text:p>
        </text:list-item>
        <text:list-item>
          <text:p text:style-name="P81">En crearTRB sugarvalley crea la tabla ram con el puerto + comando, pero no esta cogiendo el valor del comando, por que en el primer caso no esta escrito <text:span text:style-name="T24">y en el caso de la tabla ps.iniciarhilostrb al principio del todo hay un espacio vacio y no escribe en relaciontpdesdehasta la borna, no se si haria falta </text:span>.</text:p>
        </text:list-item>
        <text:list-item>
          <text:p text:style-name="P82"><text:soft-page-break/>En crearTRB Dali8eth cuando crea la tabla ram con la dp, no cambia los “.” por “_” </text:p>
        </text:list-item>
        <text:list-item>
          <text:p text:style-name="P83">En crearTRB no se podrian crear unos modelos que sean generales para todos los trbs de entrada <text:s/>, por ejemplo uno para comprobar si existe el trb y crear caso si es que no existe, <text:span text:style-name="T22">mandandole los argumentos que ya tenemos preparados actualmente </text:span></text:p>
        </text:list-item>
        <text:list-item>
          <text:p text:style-name="P83"><text:span text:style-name="T30">En crearTRB zenner para que lee los valores de bitstop,paridad,,,</text:span> </text:p>
        </text:list-item>
      </text:list>
      <text:p text:style-name="P19"/>
      <text:p text:style-name="P19"/>
      <text:p text:style-name="P3"/>
      <text:p text:style-name="P7">TPSE</text:p>
      <text:list xml:id="list140445627038829" text:continue-numbering="true" text:style-name="L2">
        <text:list-item>
          <text:p text:style-name="P84">En crearTPSE si elijo una clase de trb (ej 8edserie) y elijo el comando, si luego cambio de clase de trb (ej 8edeth) y vuelvo a pulsar por ejemplo en nemo, para elegir el comando, me deber<text:span text:style-name="T6">í</text:span>an de salir de nuevo todos los nemocomando, pero me aparece solo el que <text:span text:style-name="T17">había</text:span> elegido inicialmente.</text:p>
        </text:list-item>
        <text:list-item>
          <text:p text:style-name="P140">En crearTPSE si elijo el trb dali eth, no me muestra las bornas para poder elegir la borna a programar. </text:p>
        </text:list-item>
        <text:list-item>
          <text:p text:style-name="P85">Cuando se crea un comando, cambia el bot<text:span text:style-name="T6">ó</text:span>n para mostrar que esta creado y en los dem<text:span text:style-name="T6">ás</text:span> muestra un mensaje debajo. <text:span text:style-name="T43">En </text:span><text:span text:style-name="T44">el modelo de </text:span><text:span text:style-name="T43">crearTpsEntrada no hay ning</text:span><text:span text:style-name="T45">ú</text:span><text:span text:style-name="T43">n return</text:span></text:p>
        </text:list-item>
        <text:list-item>
          <text:p text:style-name="P86">Cuando se crean las Tps, las estructuras de las tablas, <text:span text:style-name="T40">revisar las estructuras de las tablas tp, tp_historico y tp_medidores, por que por ejemplo </text:span>el tdato inhibir , que solo se va a tener “si” y “no” <text:span text:style-name="T40">es de tipo varchar(255)</text:span></text:p>
        </text:list-item>
        <text:list-item>
          <text:p text:style-name="P88">En la pantalla para los <text:span text:style-name="T79">máximos</text:span>, <text:span text:style-name="T79">mínimos</text:span>, …. esta para poder elegir el contenedor externo, pero la parte del codigo <text:s/>no está.</text:p>
        </text:list-item>
        <text:list-item>
          <text:p text:style-name="P89">En el codigo no esta preparado para generar el contador.</text:p>
        </text:list-item>
      </text:list>
      <text:p text:style-name="P4"/>
      <text:p text:style-name="P7">TPSS</text:p>
      <text:list xml:id="list140445836032407" text:continue-numbering="true" text:style-name="L2">
        <text:list-item>
          <text:p text:style-name="P98">En crear TPSS Unica para el 8sdserie no crea caso en la tabla ps.iniciarhilostrbsalidas, y es porque en crearTpsSalida en el swicth falta la opción del 8sdserie.</text:p>
        </text:list-item>
        <text:list-item>
          <text:p text:style-name="P99">En crear TPSS Unica para el arduino y dali no deberia crear ninguna tabla ramtramas?</text:p>
        </text:list-item>
        <text:list-item>
          <text:p text:style-name="P100">En crear TPSS Unica si se elige seudoborna otro, si se vuelve a crear otra salida con el mismo tipo de seudoborna deberia mantener en pantalla el valor anterior introducido.?</text:p>
        </text:list-item>
        <text:list-item>
          <text:p text:style-name="P101">En crear TPSS Unica si la salida es limitada , tengo que meter obligatoriamente los <text:span text:style-name="T17">días</text:span>, horas, minutos y segundos, con uno de ellos no <text:span text:style-name="T17">valdría</text:span>?</text:p>
        </text:list-item>
        <text:list-item>
          <text:p text:style-name="P102">En crear TPSS Unica ardunio, cuando crea el caso, no deberia escribir en el tdato comando?</text:p>
        </text:list-item>
      </text:list>
      <text:p text:style-name="P5"/>
      <text:p text:style-name="P8">LISTADOS</text:p>
      <text:list xml:id="list140445942296426" text:continue-numbering="true" text:style-name="L2">
        <text:list-item>
          <text:p text:style-name="P103">No <text:span text:style-name="T29">debería</text:span> mostrar los valores programados del TRB (tiemposalida, ….)</text:p>
        </text:list-item>
        <text:list-item>
          <text:p text:style-name="P38"><text:span text:style-name="T25">N</text:span>o deber<text:span text:style-name="T5">í</text:span>a mostrar lo que tiene cosida cada TP en el th (<text:span text:style-name="T17">máximo</text:span>, <text:span text:style-name="T17">mínimo</text:span>,...)???.</text:p>
        </text:list-item>
        <text:list-item>
          <text:p text:style-name="P104">No se muestran las salidas <text:span text:style-name="T59">(seudoborna, …., solo se muestra las familias)</text:span></text:p>
        </text:list-item>
      </text:list>
      <text:p text:style-name="P11"/>
      <text:p text:style-name="P12">CONSIGNAS</text:p>
      <text:list xml:id="list140445255106948" text:continue-numbering="true" text:style-name="L2">
        <text:list-item>
          <text:p text:style-name="P105">En Crear Consigna, si pulso en Seleccionar TPSE <text:span text:style-name="T21">o Seleccionar TP estado</text:span>, no debería de llamar a obtenerDatosTpse si no se ha elegido ninguna tpse.</text:p>
        </text:list-item>
        <text:list-item>
          <text:p text:style-name="P106">En Crear Consigna, si pulso en Seleccionar TPS<text:span text:style-name="T20">S</text:span>, no debería de llamar a obtenerDatosTps<text:span text:style-name="T20">s</text:span> si no se ha elegido ninguna tps<text:span text:style-name="T20">s</text:span>.</text:p>
        </text:list-item>
      </text:list>
      <text:p text:style-name="P13"/>
      <text:p text:style-name="P14">CADENA DE SEGURIDAD</text:p>
      <text:list xml:id="list140445234753745" text:continue-numbering="true" text:style-name="L2">
        <text:list-item>
          <text:p text:style-name="P107">En Crear Consigna, si pulso en Seleccionar TPSE, no debería de llamar a obtenerDatosTpse si no se ha elegido ninguna tpse.</text:p>
        </text:list-item>
        <text:list-item>
          <text:p text:style-name="P107">En Crear Consigna, si pulso en Seleccionar TPS<text:span text:style-name="T20">S</text:span>, no debería de llamar a obtenerDatosTps<text:span text:style-name="T20">s</text:span> si no se ha elegido ninguna tps<text:span text:style-name="T20">s</text:span>.</text:p>
        </text:list-item>
      </text:list>
      <text:p text:style-name="P10"/>
      <text:p text:style-name="P21">GENERAL</text:p>
      <text:list xml:id="list140446102069390" text:continue-numbering="true" text:style-name="L2">
        <text:list-item>
          <text:p text:style-name="P108">En los objetos de las direcciones ip, no <text:span text:style-name="T10">debería</text:span> dejar meter letras, <text:span text:style-name="T23">aunque luego tiene un control en el botón de Crear.</text:span></text:p>
        </text:list-item>
        <text:list-item>
          <text:p text:style-name="P52"><text:soft-page-break/>En las pantallas se deberían ocultar los objetos según se vayan clickeando, no?</text:p>
        </text:list-item>
        <text:list-item>
          <text:p text:style-name="P47">Llama a leerBornasEntrada y leerBornasSalida varias veces una vez que se las ha utilizado por primera vez, las llama varias veces por ejemplo en crearTrb cuando se cambia de clase de TRB, cuando se cambia de un <text:span text:style-name="T16">botón</text:span> a otro (por ejemplo TRB, TCAMPO, crear,…)</text:p>
        </text:list-item>
      </text:list>
      <text:p text:style-name="P27"/>
      <text:p text:style-name="P27"/>
      <text:p text:style-name="P27"/>
      <text:p text:style-name="P28">CALENDARIO</text:p>
      <text:list xml:id="list140446738141932" text:continue-numbering="true" text:style-name="L2">
        <text:list-item>
          <text:p text:style-name="P90">E<text:span text:style-name="T35">n el</text:span> objeto del calendario general en anual, no me funciona el boton ok y si pulso en atrás, no puedo hacer nada y no se muestra la pantalla correctamente.</text:p>
        </text:list-item>
        <text:list-item>
          <text:p text:style-name="P91">En el objeto del calendario general, los valores que se recogen para las fechas, están en formato español, <text:span text:style-name="T36">habría que cambiarlo, al igual que en lugar de crear caso en intercambiadorcalendario, debe llenar un array.</text:span></text:p>
        </text:list-item>
        <text:list-item>
          <text:p text:style-name="P92">En el objeto del calendario, no escribe la fechafinanual,</text:p>
          <text:p text:style-name="P87"/>
        </text:list-item>
      </text:list>
      <text:p text:style-name="P6"/>
      <text:p text:style-name="P6"/>
      <text:p text:style-name="P6"/>
      <text:p text:style-name="P22">BORRAR COMANDO</text:p>
      <text:list xml:id="list1753685580650945749" text:style-name="L3">
        <text:list-item>
          <text:p text:style-name="P109">Para borrar comando además del nemo, necesito el tipo y la clase de lo que se haya elegido, <text:span text:style-name="T32">por que si no no se a que modelo tengo que llamar, puerto que la clase no la puedo leer.</text:span></text:p>
        </text:list-item>
      </text:list>
      <text:p text:style-name="P20"/>
      <text:p text:style-name="P15">MODIFICAR COMANDO</text:p>
      <text:list xml:id="list4643213962448293324" text:style-name="L4">
        <text:list-item>
          <text:p text:style-name="P110">Para modificar comando además del nemo, necesito el tipo, la clase y el array con los nuevos datos, <text:span text:style-name="T32">por que si no no se a que modelo tengo que llamar, puerto que la clase no la puedo leer.</text:span></text:p>
        </text:list-item>
      </text:list>
      <text:p text:style-name="P16"/>
      <text:p text:style-name="P25"/>
      <text:p text:style-name="P26">0711/2018</text:p>
      <text:p text:style-name="P24"/>
      <text:p text:style-name="P23">TPAS</text:p>
      <text:list xml:id="list3381371135509417157" text:style-name="L5">
        <text:list-item>
          <text:p text:style-name="P111">Quitado en las funciones de crearTcfSmsTal, crearTcfWhastapp que actualice el caso</text:p>
        </text:list-item>
        <text:list-item>
          <text:p text:style-name="P112">Modificadas las funciones de leervaloreslistadobornas puesto que ya no existen las tablas de listadobornas, ni listadohilos, por tanto <text:span text:style-name="T34">leerá</text:span> la informaci<text:span text:style-name="T33">ó</text:span>n en la tabla cortinillaspertenencia1.</text:p>
          <text:p text:style-name="P113">Y en lugar de hacer una funci<text:span text:style-name="T33">ó</text:span>n de leer por cada tipodriver, he echo una por los tipodriver de entrada y otra función por los tipodriver de salida.</text:p>
        </text:list-item>
        <text:list-item>
          <text:p text:style-name="P114">Añadida a contants.php la variable global para crear la tabla de anotaciones.</text:p>
          <text:p text:style-name="P115"/>
        </text:list-item>
      </text:list>
      <text:p text:style-name="P29"/>
      <text:p text:style-name="P29">Ver Con Gemma:</text:p>
      <text:list xml:id="list9221846952165416312" text:style-name="L6">
        <text:list-item>
          <text:p text:style-name="P116">Por que se crean las tablas ram desde el trb, en lugar de desde crear comando, que asi solo la llama una vez en lugar de cada vez que se crea un trb.</text:p>
        </text:list-item>
        <text:list-item>
          <text:p text:style-name="P93">Como organizamos los modelos? Hay algunos que son generales. Como por ejemplo obtenerProximoId</text:p>
        </text:list-item>
        <text:list-item>
          <text:p text:style-name="P94">Si no se utilizan las tablas intercambiadores, podiamos eliminarlas de los script al generar los sistemas, al igual que buzonnormalmotores y confirmacioncartas.</text:p>
        </text:list-item>
        <text:list-item>
          <text:p text:style-name="P117"><text:span text:style-name="T46">Preparo los modelos de leer de los listados para las tpas?. </text:span><text:span text:style-name="T47">Resp: si</text:span></text:p>
        </text:list-item>
        <text:list-item>
          <text:p text:style-name="P118">No entiendo para que vale la pantalla de consignas crear????</text:p>
        </text:list-item>
        <text:list-item>
          <text:p text:style-name="P95">El separador de los argumentos, para las tareas y los argumentos, <text:span text:style-name="T35">sigue siendo $. Resp: si</text:span> </text:p>
        </text:list-item>
        <text:list-item>
          <text:p text:style-name="P96">En los listados de las tpas, lo meto en M_listados.php, como estan los otros?, que valores mostramos?. <text:span text:style-name="T51">Resp: no, meterlo en tpas.php</text:span></text:p>
        </text:list-item>
        <text:list-item>
          <text:p text:style-name="P96">Has cambiado algo en el soa para las tpas y los subtcampos? Es para probar la programacion de las tpas. <text:span text:style-name="T51">Resp: no</text:span></text:p>
        </text:list-item>
        <text:list-item>
          <text:p text:style-name="P96"><text:soft-page-break/>Estan preparadas las tpas normales y mutantes para las condiciones logicas y logicas con tiempo con el tcf de sms y correo. <text:span text:style-name="T38">(He creado las Qs según el codigo que teneis para las consignas.</text:span></text:p>
        </text:list-item>
        <text:list-item>
          <text:p text:style-name="P97">Me faltan los modelos para las anotaciones y calendario y los listados.</text:p>
        </text:list-item>
        <text:list-item>
          <text:p text:style-name="P119"><text:span text:style-name="T48">En las anotaciones, ver como lo podemos montar, se puede optimizar la tabla de las anotaciones </text:span><text:span text:style-name="T49">y poner cada tdato del tipo que corresponda</text:span><text:span text:style-name="T48">. </text:span><text:span text:style-name="T50">Resp: Si</text:span></text:p>
        </text:list-item>
        <text:list-item>
          <text:p text:style-name="P119"><text:span text:style-name="T41">En crear tpas, hay funciones que están contenidas en libsoav1 en lugar de en libloav1, estas que hacemos con ellas, hago la funcionalidad de la FK? O creo caso en el buzón con el nombre de la FK. Como por ejemplo FK_creartcftal_tpa_libsoav1. <text:s/>Resp: ya no se utilizan los buzones ni los intercambiadores, por tanto hacer la misma funcionalidad en php.</text:span></text:p>
        </text:list-item>
        <text:list-item>
          <text:p text:style-name="P120"><text:span text:style-name="T41">En las TPAS s</text:span>i creamos primer<text:span text:style-name="T37">o el caso para coger el id del caso con _insert_id, luego tendremos que actualizar el caso a crear para actualizar los valores de las posiciones de las Qs.</text:span></text:p>
        </text:list-item>
        <text:list-item>
          <text:p text:style-name="P121">Que numero de fk’s le asigno a las tpas, <text:span text:style-name="T60">los que tengo en FBFK_hilotpcondicion_hilostp_libsoav1_conhilo, faltan por añadir tipos de fk's para las tpas .</text:span></text:p>
        </text:list-item>
        <text:list-item>
          <text:p text:style-name="P122">Si al crear las Tp's y le añadimos minimo, maximo, media, …. al crear los triggers hace falta coser las fk's al th?. </text:p>
        </text:list-item>
        <text:list-item>
          <text:p text:style-name="P122">Si en el tdato fk de las tps se escribe siempre un numero, en la estructura de la tabla tb se puede cambiar el tipo de dicho tdato. <text:span text:style-name="T63">En el codigo que yo tengo de las tpas y subtcampos para la FK_subtcampo0 y FK_subtcampo1 se escribe en fk el nombre de la funcion y no el numero, </text:span></text:p>
          <text:p text:style-name="P123">FBFK_hilotpsubtcampo1_hilostp_libsoav1 y FBFK_hilotpsubtcampo0_hilostp_libsoav1, por tanto l<text:span text:style-name="T61">as fks de subtcampo que yo tengo no esta preparada para que le llegue una estructura, esta con listas, se las llama desde FK_generartpa y FK_quitartpa</text:span></text:p>
        </text:list-item>
        <text:list-item>
          <text:p text:style-name="P124">tener en cuenta que las fk's que estan cosidas no se estaba llenando bien la estructura, </text:p>
        </text:list-item>
      </text:list>
      <text:p text:style-name="P30"/>
      <text:p text:style-name="P30"/>
      <text:p text:style-name="P31">PENDIENTE</text:p>
      <text:list xml:id="list2366002683558701876" text:style-name="L7">
        <text:list-item>
          <text:p text:style-name="P125">Probar fk’s de de las tpas</text:p>
          <text:list>
            <text:list-item>
              <text:p text:style-name="P59"><text:span text:style-name="T52">FK_creartpacondicion</text:span><text:span text:style-name="T54">simple_tpa_libsoav1</text:span></text:p>
            </text:list-item>
            <text:list-item>
              <text:p text:style-name="P61">FK_creartpacondicionsimplecontiempo_tpa_libsoav1</text:p>
            </text:list-item>
            <text:list-item>
              <text:p text:style-name="P61">FK_creartpacondicionsimpleconrango_tpa_libsoav1</text:p>
            </text:list-item>
            <text:list-item>
              <text:p text:style-name="P61">FK_creartpacondicionsimplecontiempoconrango_tpa_libsoav1</text:p>
            </text:list-item>
            <text:list-item>
              <text:p text:style-name="P59"><text:span text:style-name="T52">FK_creartpacondicion</text:span><text:span text:style-name="T54">compuesta_tpa_libsoav1</text:span></text:p>
            </text:list-item>
            <text:list-item>
              <text:p text:style-name="P59"><text:span text:style-name="T54">FK_creartpacondicioncompuesta</text:span><text:span text:style-name="T55">contiempo</text:span><text:span text:style-name="T54">_tpa_libsoav1</text:span></text:p>
            </text:list-item>
            <text:list-item>
              <text:p text:style-name="P61">FK_creartpacondicioncompuestaconrango_tpa_libsoav1</text:p>
            </text:list-item>
            <text:list-item>
              <text:p text:style-name="P61">FK_creartpacondicioncompuesta<text:span text:style-name="T57">contiempoconrango</text:span>_tpa_libsoav1</text:p>
            </text:list-item>
            <text:list-item>
              <text:p text:style-name="P68">FK_temporizadortpasdigital_condicionestiempotpa_libsoav1</text:p>
            </text:list-item>
            <text:list-item>
              <text:p text:style-name="P68">FK_temporizadortpasanalogica_condicionestiempotpa_libsoav1</text:p>
            </text:list-item>
            <text:list-item>
              <text:p text:style-name="P60"><text:span text:style-name="T52">FK_</text:span><text:span text:style-name="T56">analogica</text:span><text:span text:style-name="T52">tpasdigital_condicionestiempotpa_libsoav1</text:span></text:p>
            </text:list-item>
            <text:list-item>
              <text:p text:style-name="P61">FK_creartpacondicionmutante_tpa_libsoav1</text:p>
            </text:list-item>
            <text:list-item>
              <text:p text:style-name="P60"><text:span text:style-name="T52">FK_creartpacondicionmutante</text:span><text:span text:style-name="T53">conrango</text:span><text:span text:style-name="T52">_tpa_libsoav1</text:span></text:p>
            </text:list-item>
          </text:list>
        </text:list-item>
        <text:list-item>
          <text:p text:style-name="P62">Codificar modelos y controladores para crear anotaciones</text:p>
        </text:list-item>
        <text:list-item>
          <text:p text:style-name="P62">Revisar si se puede hacer alguna funcion generales</text:p>
        </text:list-item>
        <text:list-item>
          <text:p text:style-name="P62">Hacer modelo de listados de tpas.</text:p>
        </text:list-item>
        <text:list-item>
          <text:p text:style-name="P63">Revisar de nuevo todas las funcionalidades</text:p>
          <text:list>
            <text:list-item>
              <text:p text:style-name="P63">Crear Comando</text:p>
            </text:list-item>
            <text:list-item>
              <text:p text:style-name="P63">Crear Rb</text:p>
            </text:list-item>
            <text:list-item>
              <text:p text:style-name="P63">Crear tpse</text:p>
            </text:list-item>
            <text:list-item>
              <text:p text:style-name="P63">Crear tpss</text:p>
            </text:list-item>
            <text:list-item>
              <text:p text:style-name="P63">Crear consigna</text:p>
            </text:list-item>
            <text:list-item>
              <text:p text:style-name="P63">crear cadena de seguridad</text:p>
            </text:list-item>
            <text:list-item>
              <text:p text:style-name="P63">modificar comando</text:p>
            </text:list-item>
            <text:list-item>
              <text:p text:style-name="P63">eliminar comando</text:p>
            </text:list-item>
            <text:list-item>
              <text:p text:style-name="P63">crear tpas</text:p>
            </text:list-item>
            <text:list-item>
              <text:p text:style-name="P63">crear anotaciones</text:p>
            </text:list-item>
            <text:list-item>
              <text:p text:style-name="P63"><text:soft-page-break/>listados</text:p>
            </text:list-item>
          </text:list>
        </text:list-item>
        <text:list-item>
          <text:p text:style-name="P64">revisar que el codigo este limpio y con los espacios necesarios</text:p>
        </text:list-item>
        <text:list-item>
          <text:p text:style-name="P64">revisar la documentacion</text:p>
        </text:list-item>
        <text:list-item>
          <text:p text:style-name="P64">revisar que se este liberando las variables</text:p>
        </text:list-item>
        <text:list-item>
          <text:p text:style-name="P64">sacar documentacion de las funcionalidades que he utilizado para llenar los arrays</text:p>
        </text:list-item>
      </text:list>
      <text:p text:style-name="P32"/>
      <text:p text:style-name="P32"/>
      <text:p text:style-name="P33">Al probar las tpas: </text:p>
      <text:list xml:id="list4405166623840722219" text:style-name="L8">
        <text:list-item>
          <text:p text:style-name="P65">he tenido que añadir en <text:span text:style-name="T62">FBFK_hilotpcondicion_hilostp_libsoav1_conhilo los cases de las tpas. </text:span></text:p>
        </text:list-item>
        <text:list-item>
          <text:p text:style-name="P66">he tenido que añadir en declaraciones_libsoav1.h </text:p>
          <text:p text:style-name="P66">#include &lt;alma/subtcampos_libsoav1.h&gt;</text:p>
        </text:list-item>
        <text:list-item>
          <text:p text:style-name="P67">En FBFK_creartpa_tpa_libsoav1 en lugar de utilizar FBF_leercasos_tiposbolsa_libsoav1 utilizar <text:span text:style-name="T42">FBF_leercasosconnull_tiposbolsa_libsoav1</text:span></text:p>
        </text:list-item>
        <text:list-item>
          <text:p text:style-name="P69">En FBFK_generartpanormal_tpa_libsoav1 no llama a FBFK_secuenciallamadas_subtcampos_libsoav1, por tanto si se genera una tpa, no hace nada de los tcf de la tanda de llamadas.</text:p>
        </text:list-item>
        <text:list-item>
          <text:p text:style-name="P70">No me devuelve valores FBFK_leervalorestal_tpa_libsoav1 en FK_tpasubtcampo1_subtcampos_libsoav1</text:p>
        </text:list-item>
        <text:list-item>
          <text:p text:style-name="P71">En FBFK_quitartpanormal_tpa_libsoav1 en condicion falta la “ ' '” del final</text:p>
        </text:list-item>
      </text:list>
      <text:p text:style-name="P72"/>
      <text:p text:style-name="P72"/>
      <text:p text:style-name="P72"/>
      <text:p text:style-name="P73">16/11/2018</text:p>
      <text:list xml:id="list8873700289810412752" text:style-name="L9">
        <text:list-item>
          <text:p text:style-name="P74">la tablas <text:span text:style-name="T65">que se generan con los scripts, todas o la mayoria tienen todos los tdatos de tipo text como por ejemplo: </text:span>configuracionsistema, cortinillaspertenencia, <text:span text:style-name="T65">iniciarhilostrb, </text:span></text:p>
        </text:list-item>
        <text:list-item>
          <text:p text:style-name="P75">En bd ps la tabla ramkarnaverde se podría eliminar, se creaba para los listados del loa</text:p>
        </text:list-item>
      </text:list>
      <text:p text:style-name="P76"/>
      <text:p text:style-name="P76"/>
      <text:p text:style-name="P77">FUNCIONAMIENTO LOA</text:p>
      <text:list xml:id="list5471159985261931018" text:style-name="L10">
        <text:list-item>
          <text:p text:style-name="P126"><text:span text:style-name="T67">Cuando se pulsa el botón ok de configuracion, crea la bd sistema_'x' y escribe los valores de las variables en la tabla configuracionsistema</text:span></text:p>
        </text:list-item>
        <text:list-item>
          <text:p text:style-name="P127"><text:span text:style-name="T66">Cuando se pulsa el botón ok de crearbd, se generan todas las bd's con sus correspondientes tablas cada una y escribe en la tabla configuracionsistema, el nombre de las bd's e ippc que se va a utilizar.</text:span></text:p>
          <text:p text:style-name="P127"><text:span text:style-name="T66"/></text:p>
        </text:list-item>
        <text:list-item>
          <text:p text:style-name="P127"><text:span text:style-name="T66">CREAR COMANDO</text:span></text:p>
          <text:p text:style-name="P131"><text:span text:style-name="T66">GENERAL</text:span></text:p>
          <text:list>
            <text:list-item>
              <text:p text:style-name="P128"><text:span text:style-name="T66">Crea caso en bd huevon </text:span><text:span text:style-name="T68">en </text:span><text:span text:style-name="T66">cortinillas</text:span><text:span text:style-name="T68">pertenencia1</text:span><text:span text:style-name="T66"> </text:span><text:span text:style-name="T68">con los valores introducidos en la pantalla. (“tcaso comando”)</text:span></text:p>
            </text:list-item>
            <text:list-item>
              <text:p text:style-name="P128"><text:span text:style-name="T68">Crea un caso por</text:span><text:span text:style-name="T66"> bd huevon </text:span><text:span text:style-name="T68">en </text:span><text:span text:style-name="T66">cortinillas</text:span><text:span text:style-name="T68">pertenencia1</text:span><text:span text:style-name="T66"> </text:span><text:span text:style-name="T69">por cada borna de entrada y/o salida según corresponda. </text:span><text:span text:style-name="T70">(tcaso tp). </text:span><text:span text:style-name="T71">Los valores que se creaban antes en las tablas listadobornas, se escriben ahora en cada caso en el tdato “nemoborna”</text:span></text:p>
            </text:list-item>
            <text:list-item>
              <text:p text:style-name="P129"><text:span text:style-name="T66">Crea una tabla tp por cada borna en la bd: karnaverde </text:span></text:p>
              <text:p text:style-name="P129"><text:span text:style-name="T66"/></text:p>
            </text:list-item>
          </text:list>
        </text:list-item>
      </text:list>
      <text:p text:style-name="P130"><text:span text:style-name="T66"><text:tab/></text:span><text:span text:style-name="T70">PARTICULAR</text:span></text:p>
      <text:list xml:id="list140445334619936" text:continue-numbering="true" text:style-name="L10">
        <text:list-item>
          <text:list>
            <text:list-item>
              <text:p text:style-name="P131">Arduino se crean tantas bornas de entrada y de salida como se hayan introducido por pantalla.</text:p>
            </text:list-item>
            <text:list-item>
              <text:p text:style-name="P131">Dali serie; se crean 4 bornas de entrada y 3 de salida</text:p>
            </text:list-item>
            <text:list-item>
              <text:p text:style-name="P131">Dali eth; se crean 4 bornas de entrada y 3 de salida</text:p>
            </text:list-item>
            <text:list-item>
              <text:p text:style-name="P132">8ed serie: se crean 8 bornas de entrada.</text:p>
            </text:list-item>
            <text:list-item>
              <text:p text:style-name="P132">8ea serie: se crean 8 bornas de entrada.</text:p>
            </text:list-item>
            <text:list-item>
              <text:p text:style-name="P134">8sd serie: se crean 8 bornas de salida.</text:p>
            </text:list-item>
            <text:list-item>
              <text:p text:style-name="P136">8ed eth: se cream 8 bornas de entrada</text:p>
            </text:list-item>
            <text:list-item>
              <text:p text:style-name="P133">8ea <text:span text:style-name="T72">eth</text:span>: se crean 8 bornas de entrada.</text:p>
            </text:list-item>
            <text:list-item>
              <text:p text:style-name="P135">8sd <text:span text:style-name="T72">eth</text:span>: se crean 8 bornas de salida.</text:p>
            </text:list-item>
            <text:list-item>
              <text:p text:style-name="P135"><text:soft-page-break/>8s<text:span text:style-name="T73">a</text:span> <text:span text:style-name="T72">eth</text:span>: se crean 8 bornas de salida.</text:p>
            </text:list-item>
            <text:list-item>
              <text:p text:style-name="P137">SugarValley: se crean 12 bornas de entrada</text:p>
            </text:list-item>
            <text:list-item>
              <text:p text:style-name="P137">Zenner: se crean 21 bornas de entrada.</text:p>
            </text:list-item>
          </text:list>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11cm" fo:margin-bottom="1.536cm" fo:margin-left="1.52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0:53:33.251793501</meta:creation-date>
    <dc:date>2018-11-16T14:04:44.763941047</dc:date>
    <meta:editing-duration>P4DT4H10M36S</meta:editing-duration>
    <meta:editing-cycles>199</meta:editing-cycles>
    <meta:generator>LibreOffice/4.2.8.2$Linux_x86 LibreOffice_project/420m0$Build-2</meta:generator>
    <meta:document-statistic meta:table-count="0" meta:image-count="0" meta:object-count="0" meta:page-count="6" meta:paragraph-count="162" meta:word-count="2352" meta:character-count="13989" meta:non-whitespace-character-count="11910"/>
  </office:meta>
</office:document-meta>
</file>